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23:18:04</dc:date>
    <meta:editing-duration>P7DT1H51M4S</meta:editing-duration>
    <meta:editing-cycles>718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58" meta:word-count="184" meta:character-count="1987" meta:non-whitespace-character-count="1839"/>
    <meta:user-defined meta:name="Info 1"/>
    <meta:user-defined meta:name="Info 2"/>
    <meta:user-defined meta:name="Info 3"/>
    <meta:user-defined meta:name="Info 4"/>
  </office:meta>
</office:document-meta>
</file>